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DejaVu Sans" svg:font-family="'DejaVu 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style:font-name-complex="Arial"/>
    </style:style>
    <style:style style:name="P2" style:family="paragraph" style:parent-style-name="Standard">
      <style:paragraph-properties fo:text-align="justify" style:justify-single-word="false"/>
      <style:text-properties style:font-name="Arial" fo:font-size="10pt" style:font-size-asian="10pt" style:font-name-complex="Arial" style:font-size-complex="10pt"/>
    </style:style>
    <style:style style:name="P3" style:family="paragraph" style:parent-style-name="Standard">
      <style:paragraph-properties fo:text-align="justify" style:justify-single-word="false"/>
      <style:text-properties style:font-name="Arial" fo:font-size="10pt" fo:font-weight="bold" style:font-size-asian="10pt" style:font-weight-asian="bold" style:font-name-complex="Arial" style:font-size-complex="10pt" style:font-weight-complex="bold"/>
    </style:style>
    <style:style style:name="P4"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size="10pt" style:font-size-asian="10pt" style:font-size-complex="10pt"/>
    </style:style>
    <style:style style:name="P7"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8" style:family="paragraph" style:parent-style-name="Standard">
      <style:paragraph-properties fo:text-align="justify" style:justify-single-word="false"/>
      <style:text-properties fo:font-size="10pt" style:font-name-asian="Liberation Serif1" style:font-size-asian="10pt" style:font-name-complex="Liberation Serif1" style:font-size-complex="10pt"/>
    </style:style>
    <style:style style:name="P9" style:family="paragraph" style:parent-style-name="Standard">
      <style:paragraph-properties fo:text-align="justify" style:justify-single-word="false"/>
      <style:text-properties fo:background-color="#ffff00"/>
    </style:style>
    <style:style style:name="P10" style:family="paragraph" style:parent-style-name="Standard" style:master-page-name="Standard">
      <style:paragraph-properties style:page-number="auto"/>
      <style:text-properties style:font-name="Arial" style:font-name-complex="Arial"/>
    </style:style>
    <style:style style:name="T1" style:family="text">
      <style:text-properties style:font-name="Arial" style:font-name-complex="Arial"/>
    </style:style>
    <style:style style:name="T2" style:family="text">
      <style:text-properties fo:font-size="10pt" style:font-size-asian="10pt" style:font-size-complex="10pt"/>
    </style:style>
    <style:style style:name="T3" style:family="text">
      <style:text-properties fo:font-size="10pt" officeooo:rsid="001479e8" style:font-size-asian="10pt" style:font-size-complex="10pt"/>
    </style:style>
    <style:style style:name="T4" style:family="text">
      <style:text-properties fo:font-size="10pt" style:font-name-asian="Liberation Serif1" style:font-size-asian="10pt" style:font-name-complex="Liberation Serif1"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actica 0.1 Creación de archivos objeto, linker scripts y archivos ejecutables</text:p>
      <text:p text:style-name="P1"/>
      <text:p text:style-name="P1">Practicamente todo el texto de esta práctica está tomado literalmente del archivo</text:p>
      <text:p text:style-name="P1">http://pramode.net/fosstronics/essential-ld.txt</text:p>
      <text:p text:style-name="P1"/>
      <text:p text:style-name="P7">PARTE 1 Conceptos Básicos</text:p>
      <text:p text:style-name="P7">Fundamentos</text:p>
      <text:p text:style-name="P6">Los programadores de aplicaciones usualmente no tienen que ocuparse de cuestiones de bajo nivel, como por ejemplo, decir en qué parte del espacio de direcciones virtuales comienza la sección de datos de su programa. En el mundo de los <text:s/>sistemas inmersos, usted no tiene tales lujos. Frecuentemente, su código correrá sobre hardware extremadamente modesto y usted tendrá que colocar las cosas en ubicaciones de la memoria específicas. El enlazador (linker) de GNU le permite a usted esta flexibilidad a través de scripts de enlazado (linker scripts).</text:p>
      <text:p text:style-name="P6">Como primer paso, escriba un programa simple en lenguaje ensamblador, a1.s:</text:p>
      <text:p text:style-name="P6">&lt;code asm&gt;</text:p>
      <text:p text:style-name="P6">.section abc, "a"</text:p>
      <text:p text:style-name="P6">i:</text:p>
      <text:p text:style-name="P5"><text:span text:style-name="T4"><text:s text:c="2"/></text:span><text:span text:style-name="T2">.byte 1</text:span></text:p>
      <text:p text:style-name="P5"><text:span text:style-name="T4"><text:s text:c="2"/></text:span><text:span text:style-name="T2">.byte 2</text:span></text:p>
      <text:p text:style-name="P5"><text:span text:style-name="T4"><text:s text:c="2"/></text:span><text:span text:style-name="T2">.byte 3</text:span></text:p>
      <text:p text:style-name="P6"/>
      <text:p text:style-name="P6">.section def, "a"</text:p>
      <text:p text:style-name="P6">k:</text:p>
      <text:p text:style-name="P5"><text:span text:style-name="T4"><text:s text:c="2"/></text:span><text:span text:style-name="T2">.byte 7</text:span></text:p>
      <text:p text:style-name="P5"><text:span text:style-name="T4"><text:s text:c="2"/></text:span><text:span text:style-name="T2">.byte 8</text:span></text:p>
      <text:p text:style-name="P5"><text:span text:style-name="T4"><text:s text:c="2"/></text:span><text:span text:style-name="T2">.byte 9</text:span></text:p>
      <text:p text:style-name="P6">&lt;/code&gt;</text:p>
      <text:p text:style-name="P6">Este programa puede ser ensamblado invocando el programa //as//:</text:p>
      <text:p text:style-name="P6"/>
      <text:p text:style-name="P5"><text:span text:style-name="T4"><text:s text:c="2"/></text:span><text:span text:style-name="T2">as <text:s/>--32 <text:s/>a1.s <text:s/>-o <text:s/>a1.o</text:span></text:p>
      <text:p text:style-name="P6"/>
      <text:p text:style-name="P6">Nuestro programa está dividido en dos secciones –- una sección es simplemente un conjunto lógico de datos/código el cual el linker combinará con otras secciones para crear un único archivo de salida. Veámos la salida producida por el ensamblador invocando el comando //objdump// <text:s/>con la opción //-D//:</text:p>
      <text:p text:style-name="P6">[NOTA: la “a” despues del nombre de sección es una //bandera// la cual dice que la sección es //allocatable//]</text:p>
      <text:p text:style-name="P6">&lt;code asm&gt;</text:p>
      <text:p text:style-name="P6"/>
      <text:p text:style-name="P6">a1.o: <text:s text:c="4"/>file format elf32-i386</text:p>
      <text:p text:style-name="P6"/>
      <text:p text:style-name="P6">Disassembly of section abc:</text:p>
      <text:p text:style-name="P6"/>
      <text:p text:style-name="P6">00000000 &lt;i&gt;:</text:p>
      <text:p text:style-name="P5"><text:span text:style-name="T4"><text:s text:c="3"/></text:span><text:span text:style-name="T2">0: <text:s text:c="2"/>01 02 <text:s text:c="9"/>add <text:s text:c="3"/>%eax,(%edx)</text:span></text:p>
      <text:p text:style-name="P5"><text:span text:style-name="T4"><text:s text:c="3"/></text:span><text:span text:style-name="T2">2: <text:s text:c="2"/>03 <text:s text:c="12"/>byte 0x3</text:span></text:p>
      <text:p text:style-name="P6">Disassembly of section def:</text:p>
      <text:p text:style-name="P6"/>
      <text:p text:style-name="P6">00000000 &lt;k&gt;:</text:p>
      <text:p text:style-name="P5"><text:span text:style-name="T4"><text:s text:c="3"/></text:span><text:span text:style-name="T2">0: <text:s text:c="2"/>07 <text:s text:c="13"/>pop <text:s text:c="3"/>%es</text:span></text:p>
      <text:p text:style-name="P5"><text:span text:style-name="T4"><text:s text:c="3"/></text:span><text:span text:style-name="T2">1: <text:s text:c="2"/>08 09 <text:s text:c="10"/>or <text:s text:c="4"/>%cl,(%ecx)</text:span></text:p>
      <text:p text:style-name="P6"/>
      <text:p text:style-name="P6">&lt;/code&gt;</text:p>
      <text:p text:style-name="P6">El primer campo de cada <text:s/>línea es una dirección de memoria — a esta le sigue un dato real y después una sentencia de lenguaje ensamblador la cual es significativa solamente si los bytes de datos fueron escritos como instrucciones — en este caso, podemos simplemente ignorar esas sentencias de lenguaje ensamblador. Nuestra sección //abc// tiene tres constantes de 1 byte en ella, y comienza en la dirección 0 — esto es lo que la salida de objdump nos dice también. ¿Qué <text:s/>hay de la secciṕon //def//? Esta <text:s/>también empieza en la dirección 0, y tiene tres bytes en ella. <text:s/>Ahora, esto no es realmente posible — cuando este programa sea realmente cargado en memoria, es imposible tener ambas secciones en la misma dirección de memoria.</text:p>
      <text:p text:style-name="P5"/>
      <text:p text:style-name="P6">Hagamos el problema un poco más dificil escribiendo otro programa en lenguaje ensamblador, a2.s:</text:p>
      <text:p text:style-name="P6">&lt;code asm&gt;</text:p>
      <text:p text:style-name="P5"/>
      <text:p text:style-name="P6"><text:soft-page-break/>.section <text:s text:c="3"/>abc</text:p>
      <text:p text:style-name="P6">j:</text:p>
      <text:p text:style-name="P5"><text:span text:style-name="T4"><text:s text:c="8"/></text:span><text:span text:style-name="T2">.byte 4</text:span></text:p>
      <text:p text:style-name="P5"><text:span text:style-name="T4"><text:s text:c="8"/></text:span><text:span text:style-name="T2">.byte 5</text:span></text:p>
      <text:p text:style-name="P5"><text:span text:style-name="T4"><text:s text:c="8"/></text:span><text:span text:style-name="T2">.byte 6</text:span></text:p>
      <text:p text:style-name="P5"/>
      <text:p text:style-name="P6">.section <text:s text:c="3"/>def</text:p>
      <text:p text:style-name="P6">l:</text:p>
      <text:p text:style-name="P5"><text:span text:style-name="T4"><text:s text:c="8"/></text:span><text:span text:style-name="T2">.byte 10</text:span></text:p>
      <text:p text:style-name="P5"><text:span text:style-name="T4"><text:s text:c="8"/></text:span><text:span text:style-name="T2">.byte 11</text:span></text:p>
      <text:p text:style-name="P5"><text:span text:style-name="T4"><text:s text:c="8"/></text:span><text:span text:style-name="T2">.byte 12</text:span></text:p>
      <text:p text:style-name="P6">&lt;/code&gt;</text:p>
      <text:p text:style-name="P5"/>
      <text:p text:style-name="P6">Y este es el listado producido por //objdump//:</text:p>
      <text:p text:style-name="P6">&lt;code asm&gt;</text:p>
      <text:p text:style-name="P6">a2.o: <text:s text:c="4"/>file format elf32-i386</text:p>
      <text:p text:style-name="P5"/>
      <text:p text:style-name="P6">Disassembly of section abc:</text:p>
      <text:p text:style-name="P5"/>
      <text:p text:style-name="P6">00000000 &lt;j&gt;:</text:p>
      <text:p text:style-name="P5"><text:span text:style-name="T4"><text:s text:c="3"/></text:span><text:span text:style-name="T2">0: <text:s text:c="2"/>04 05 <text:s text:c="9"/>add <text:s text:c="3"/>$0x5,%al</text:span></text:p>
      <text:p text:style-name="P5"><text:span text:style-name="T4"><text:s text:c="3"/></text:span><text:span text:style-name="T2">2: <text:s text:c="2"/>06 <text:s text:c="14"/>push <text:s text:c="2"/>%es</text:span></text:p>
      <text:p text:style-name="P6">Disassembly of section def:</text:p>
      <text:p text:style-name="P5"/>
      <text:p text:style-name="P6">00000000 &lt;l&gt;:</text:p>
      <text:p text:style-name="P5"><text:span text:style-name="T4"><text:s text:c="3"/></text:span><text:span text:style-name="T2">0: <text:s text:c="2"/>0a 0b <text:s text:c="8"/>or <text:s text:c="4"/>(%ebx),%cl</text:span></text:p>
      <text:p text:style-name="P5"><text:span text:style-name="T4"><text:s text:c="3"/></text:span><text:span text:style-name="T2">2: <text:s text:c="2"/>0c <text:s text:c="13"/>.byte 0xc</text:span></text:p>
      <text:p text:style-name="P5"/>
      <text:p text:style-name="P6">&lt;/code&gt;</text:p>
      <text:p text:style-name="P5"/>
      <text:p text:style-name="P6">vemos que otra vez hay dos secciones //abc// y //def//, ambas conteniendo tres bytes de datos y ambas comenzando en la dirección 0.</text:p>
      <text:p text:style-name="P5"/>
      <text:p text:style-name="P6">Combinar estos dos archivos objeto en un solo archivo ejecutable de tal manera que las secciones no tengan direcciones que se traslapen es el trabajo del enlazador (linker) — varios aspectos de este proceso de mezclado pueden ser controlados de forma precisa usando archivos de texto llamados “guiones de enlazado” (linker scripts).</text:p>
      <text:p text:style-name="P5"/>
      <text:p text:style-name="P6">Digamos que queremos que ambas secciones //abc// sean mezcladas en una sola sección en el archivo de salida y mapeadas a la ubicación 0x0; las dos secciones //def// también deben ser mezcladas y mapeadas a la ubicación inmediatamente después de las secciones //abc// mezcladas. Aquí se presenta un guión de enlazado que servirá para ese propósito (llamémoslo //test.lds//):</text:p>
      <text:p text:style-name="P6">&lt;code&gt;</text:p>
      <text:p text:style-name="P5"/>
      <text:p text:style-name="P6">SECTIONS</text:p>
      <text:p text:style-name="P6">{</text:p>
      <text:p text:style-name="P5"><text:span text:style-name="T4"><text:s text:c="8"/></text:span><text:span text:style-name="T2">. = 0x0;</text:span></text:p>
      <text:p text:style-name="P5"><text:span text:style-name="T4"><text:s text:c="8"/></text:span><text:span text:style-name="T2">abc : {</text:span></text:p>
      <text:p text:style-name="P5"><text:span text:style-name="T4"><text:s text:c="16"/></text:span><text:span text:style-name="T2">*(abc)</text:span></text:p>
      <text:p text:style-name="P5"><text:span text:style-name="T4"><text:s text:c="8"/></text:span><text:span text:style-name="T2">}</text:span></text:p>
      <text:p text:style-name="P5"><text:span text:style-name="T4"><text:s text:c="8"/></text:span><text:span text:style-name="T2">def : {</text:span></text:p>
      <text:p text:style-name="P5"><text:span text:style-name="T4"><text:s text:c="16"/></text:span><text:span text:style-name="T2">*(def)</text:span></text:p>
      <text:p text:style-name="P5"><text:span text:style-name="T4"><text:s text:c="8"/></text:span><text:span text:style-name="T2">}</text:span></text:p>
      <text:p text:style-name="P5"/>
      <text:p text:style-name="P6">}</text:p>
      <text:p text:style-name="P5"/>
      <text:p text:style-name="P6">&lt;/code&gt;</text:p>
      <text:p text:style-name="P5"/>
      <text:p text:style-name="P6">Muchos guiones de enlazado tienen solo el comando SECTIONS en ellos, el cual le dice al linker como mapear las secciones de entrada a las secciones de salida y dónde colocar las secciones de salida. El símbolo especial “.” (un solo <text:soft-page-break/>punto) significa el contador de ubicación (//location counter//). El enlazador encuentra las secciones etiquetadas //abc// en todos los archivos objeto de entrada y los mezcla en una sola sección en el archivo de salida, también llamada //abc//, </text:p>
      <text:p text:style-name="P6">la cual será mapeada al valor actual del //location counter// (el cual es 0x0). El //location counter// se incrementa en una cantidad igual al tamaño de la sección //abc// combinada — entonces el linker lee la siguiente parte en el comando SECTIONS la cual le da la instrucción al linker para combinar las secciones etiquetadas //def// en todos los archivos objeto de entrada en una sola sección también llamada //def// en el archivo de salida. Aquí está cómo le indica usted a //ld// (el linker) que use el guión de enlazado test.lds durante el proceso de enlazado:</text:p>
      <text:p text:style-name="P5"/>
      <text:p text:style-name="P9"><text:span text:style-name="T4"><text:s text:c="2"/></text:span><text:span text:style-name="T2">ld -</text:span><text:span text:style-name="T3">m elf_i386 </text:span><text:span text:style-name="T2"><text:s/>a1.o <text:s/>a2.o <text:s/>-o <text:s/>a.out <text:s text:c="2"/>-T <text:s text:c="2"/>test.lds</text:span></text:p>
      <text:p text:style-name="P5"/>
      <text:p text:style-name="P6">y aquí está la salida de //objdump//:</text:p>
      <text:p text:style-name="P6">&lt;code asm&gt;</text:p>
      <text:p text:style-name="P5"/>
      <text:p text:style-name="P6">Disassembly of section abc:</text:p>
      <text:p text:style-name="P5"/>
      <text:p text:style-name="P6">00000000 &lt;i&gt;:</text:p>
      <text:p text:style-name="P5"><text:span text:style-name="T4"><text:s text:c="4"/></text:span><text:span text:style-name="T2">0: <text:s text:c="6"/>01 02 <text:s text:c="9"/>add <text:s text:c="3"/>%eax,(%edx)</text:span></text:p>
      <text:p text:style-name="P5"><text:span text:style-name="T4"><text:s text:c="4"/></text:span><text:span text:style-name="T2">2: <text:s text:c="6"/>03 <text:s text:c="11"/>.byte 0x3</text:span></text:p>
      <text:p text:style-name="P5"/>
      <text:p text:style-name="P6">00000003 &lt;j&gt;:</text:p>
      <text:p text:style-name="P5"><text:span text:style-name="T4"><text:s text:c="4"/></text:span><text:span text:style-name="T2">3: <text:s text:c="6"/>04 05 <text:s text:c="9"/>add <text:s text:c="3"/>$0x5,%al</text:span></text:p>
      <text:p text:style-name="P5"><text:span text:style-name="T4"><text:s text:c="4"/></text:span><text:span text:style-name="T2">5: <text:s text:c="6"/>06 <text:s text:c="14"/>push <text:s text:c="2"/>%es</text:span></text:p>
      <text:p text:style-name="P6">Disassembly of section def:</text:p>
      <text:p text:style-name="P5"/>
      <text:p text:style-name="P6">00000006 &lt;k&gt;:</text:p>
      <text:p text:style-name="P5"><text:span text:style-name="T4"><text:s text:c="4"/></text:span><text:span text:style-name="T2">6: <text:s text:c="6"/>07 <text:s text:c="14"/>pop <text:s text:c="3"/>%es</text:span></text:p>
      <text:p text:style-name="P5"><text:span text:style-name="T4"><text:s text:c="4"/></text:span><text:span text:style-name="T2">7: <text:s text:c="6"/>08 09 <text:s text:c="9"/>or <text:s text:c="4"/>%cl,(%ecx)</text:span></text:p>
      <text:p text:style-name="P5"/>
      <text:p text:style-name="P6">00000009 &lt;l&gt;:</text:p>
      <text:p text:style-name="P5"><text:span text:style-name="T4"><text:s text:c="4"/></text:span><text:span text:style-name="T2">9: <text:s text:c="6"/>0a 0b <text:s text:c="10"/>or <text:s text:c="4"/>(%ebx),%cl</text:span></text:p>
      <text:p text:style-name="P5"><text:span text:style-name="T4"><text:s text:c="4"/></text:span><text:span text:style-name="T2">b: <text:s text:c="6"/>0c <text:s text:c="11"/>.byte 0xc</text:span></text:p>
      <text:p text:style-name="P6">&lt;/code&gt;</text:p>
      <text:p text:style-name="P5"/>
      <text:p text:style-name="P7">PARTE 2 Generando archivos binarios crudos (raw binary files)</text:p>
      <text:p text:style-name="P6">Cuando se escribe código para microcontroladores inmersos, frecuentemente convertimos el archivo //a.out// producido por el linker en otro archivo con algún formato más simple (por ejemplo el formato Hex de Intel, el formato S-record de Motorola o inclusive binario plano). Se usa el comando //objcopy// para realizar esta conversión. Intentemos aplicarlo a nuestro //a.out//:</text:p>
      <text:p text:style-name="P5"/>
      <text:p text:style-name="P5"><text:span text:style-name="T4"><text:s text:c="2"/></text:span><text:span text:style-name="T2">objcopy -j abc -j def -O binary a.out a.bin</text:span></text:p>
      <text:p text:style-name="P5"/>
      <text:p text:style-name="P6">La opción //-j// instruye a //objcopy// para copiar esa sección particular en el archivo de salida (a.bin) — la opción //-O binary// le dice a objcopy que el formato de salida es binario plano (plain //binary//).</text:p>
      <text:p text:style-name="P5"/>
      <text:p text:style-name="P6">Revisemos el contenido de //a.bin// usando el comando //od//:</text:p>
      <text:p text:style-name="P5"/>
      <text:p text:style-name="P5"><text:span text:style-name="T4"><text:s text:c="2"/></text:span><text:span text:style-name="T2">od -t x1 a.bin</text:span></text:p>
      <text:p text:style-name="P5"/>
      <text:p text:style-name="P6">Aquí está la salida:</text:p>
      <text:p text:style-name="P5"/>
      <text:p text:style-name="P5"><text:span text:style-name="T4"><text:s text:c="2"/></text:span><text:span text:style-name="T2">0000000 01 02 03 04 05 06 07 08 09 0a 0b 0c</text:span></text:p>
      <text:p text:style-name="P5"><text:span text:style-name="T4"><text:s text:c="2"/></text:span><text:span text:style-name="T2">0000014</text:span></text:p>
      <text:p text:style-name="P5"/>
      <text:p text:style-name="P6">Tenemos un vaciado de memoria simple de las dos secciones. Solo para revisar si el orden en el cual especificamos las opciones //-j// tiene algún impacto, probemos:</text:p>
      <text:p text:style-name="P5"/>
      <text:p text:style-name="P5"><text:span text:style-name="T4"><text:s text:c="2"/></text:span><text:span text:style-name="T2">objcopy -j def -j abc -O binary a.out a.bin</text:span></text:p>
      <text:p text:style-name="P5"/>
      <text:p text:style-name="P6">El contenido de //a.bin// desplegado utilizando nuevamente el comando //od// , se ve como sigue:</text:p>
      <text:p text:style-name="P5"><text:soft-page-break/></text:p>
      <text:p text:style-name="P5"><text:span text:style-name="T4"><text:s text:c="2"/></text:span><text:span text:style-name="T2">0000000 01 02 03 04 05 06 07 08 09 0a 0b 0c</text:span></text:p>
      <text:p text:style-name="P5"><text:span text:style-name="T4"><text:s text:c="2"/></text:span><text:span text:style-name="T2">0000014</text:span></text:p>
      <text:p text:style-name="P5"/>
      <text:p text:style-name="P6">Esto muestra que //objcopy// trabaja en el orden especificado en el archivo de entrada.</text:p>
      <text:p text:style-name="P5"/>
      <text:p text:style-name="P5"/>
      <text:p text:style-name="P7">PARTE 3 Cambios en el orden de los archivos objeto que se pasan como entrada al enlazador</text:p>
      <text:p text:style-name="P6">Repita la operación de enlazado pero cambiando el orden de los archivos a1.o y a2.o, es decir ejecute ahora el comando:</text:p>
      <text:p text:style-name="P5"/>
      <text:p text:style-name="P5"><text:span text:style-name="T4"><text:s text:c="2"/></text:span><text:span text:style-name="T2">ld <text:s/>a2.o <text:s/>a1.o <text:s/>-o <text:s/>a.out <text:s text:c="2"/>-T <text:s text:c="2"/>test.lds</text:span></text:p>
      <text:p text:style-name="P5"/>
      <text:p text:style-name="P6">y nuevamenete transforme el archivo a.out a un archivo con formato binario plano a.bin:</text:p>
      <text:p text:style-name="P5"/>
      <text:p text:style-name="P5"><text:span text:style-name="T4"><text:s text:c="2"/></text:span><text:span text:style-name="T2">objcopy -j abc -j def -O binary a.out a.bin</text:span></text:p>
      <text:p text:style-name="P5"/>
      <text:p text:style-name="P6">observe ahora la salida del comando:</text:p>
      <text:p text:style-name="P5"/>
      <text:p text:style-name="P5"><text:span text:style-name="T4"><text:s text:c="2"/></text:span><text:span text:style-name="T2">od -t x1 a.bin</text:span></text:p>
      <text:p text:style-name="P5"/>
      <text:p text:style-name="P6">¿Nota usted alguna diferencia?</text:p>
      <text:p text:style-name="P5"/>
      <text:p text:style-name="P5"/>
      <text:p text:style-name="P6">¿Tiene el orden en el que se escriben los archivos objeto de entrada al enlazador algún efecto sobre el archivo de salida a.out?</text:p>
      <text:p text:style-name="P5"/>
      <text:p text:style-name="P7"/>
      <text:p text:style-name="P7">PARTE 4 <text:s/>Dirección de memoria virtual y dirección de memoria de carga (VMA y LMA)</text:p>
      <text:p text:style-name="P6">=====Understanding VMA and LMA=====</text:p>
      <text:p text:style-name="P5"/>
      <text:p text:style-name="P2">Modifiquemos el guión de linker un poco:</text:p>
      <text:p text:style-name="P6">&lt;code&gt;</text:p>
      <text:p text:style-name="P5"/>
      <text:p text:style-name="P6">SECTIONS</text:p>
      <text:p text:style-name="P6">{</text:p>
      <text:p text:style-name="P5"><text:span text:style-name="T4"><text:s text:c="8"/></text:span><text:span text:style-name="T2">. = 0x0;</text:span></text:p>
      <text:p text:style-name="P5"><text:span text:style-name="T4"><text:s text:c="8"/></text:span><text:span text:style-name="T2">abc : {</text:span></text:p>
      <text:p text:style-name="P5"><text:span text:style-name="T4"><text:s text:c="16"/></text:span><text:span text:style-name="T2">*(abc)</text:span></text:p>
      <text:p text:style-name="P5"><text:span text:style-name="T4"><text:s text:c="8"/></text:span><text:span text:style-name="T2">}</text:span></text:p>
      <text:p text:style-name="P5"><text:span text:style-name="T4"><text:s text:c="8"/></text:span><text:span text:style-name="T2">. = 100;</text:span></text:p>
      <text:p text:style-name="P5"><text:span text:style-name="T4"><text:s text:c="8"/></text:span><text:span text:style-name="T2">def : {</text:span></text:p>
      <text:p text:style-name="P5"><text:span text:style-name="T4"><text:s text:c="16"/></text:span><text:span text:style-name="T2">*(def)</text:span></text:p>
      <text:p text:style-name="P5"><text:span text:style-name="T4"><text:s text:c="8"/></text:span><text:span text:style-name="T2">}</text:span></text:p>
      <text:p text:style-name="P5"/>
      <text:p text:style-name="P6">}</text:p>
      <text:p text:style-name="P6">&lt;/code&gt;</text:p>
      <text:p text:style-name="P6"/>
      <text:p text:style-name="P2">Ahora, la sección //def// estará en la dirección 100 (hex 64). Esto se puede verificar ejecutando los comandos: </text:p>
      <text:p text:style-name="P6"/>
      <text:p text:style-name="P5"><text:span text:style-name="T4"><text:s text:c="2"/></text:span><text:span text:style-name="T2">as <text:s/>--32 <text:s/>a1.s <text:s/>-o <text:s/>a1.o</text:span></text:p>
      <text:p text:style-name="P6"/>
      <text:p text:style-name="P5"><text:span text:style-name="T4"><text:s text:c="2"/></text:span><text:span text:style-name="T2">ld <text:s/>a2.o <text:s/>a1.o <text:s/>-o <text:s/>a.out <text:s text:c="2"/>-T <text:s text:c="2"/>test.lds</text:span></text:p>
      <text:p text:style-name="P6"/>
      <text:p text:style-name="P5"><text:span text:style-name="T4"><text:s text:c="2"/></text:span><text:span text:style-name="T2">objdump -D a.out</text:span></text:p>
      <text:p text:style-name="P6"/>
      <text:p text:style-name="P6"/>
      <text:p text:style-name="P6"/>
      <text:p text:style-name="P6"/>
      <text:p text:style-name="P6"><text:soft-page-break/></text:p>
      <text:p text:style-name="P6"/>
      <text:p text:style-name="P6"/>
      <text:p text:style-name="P6"/>
      <text:p text:style-name="P6">En la salida del comando //objdump// se puede ver:</text:p>
      <text:p text:style-name="P5"/>
      <text:p text:style-name="P6">&lt;code asm&gt;</text:p>
      <text:p text:style-name="P5"/>
      <text:p text:style-name="P6">Disassembly of section def:</text:p>
      <text:p text:style-name="P5"/>
      <text:p text:style-name="P6">00000064 &lt;k&gt;:</text:p>
      <text:p text:style-name="P5"><text:span text:style-name="T4"><text:s text:c="2"/></text:span><text:span text:style-name="T2">64:<text:tab/>07 <text:s text:c="18"/><text:tab/>pop <text:s text:c="3"/>%es</text:span></text:p>
      <text:p text:style-name="P5"><text:span text:style-name="T4"><text:s text:c="2"/></text:span><text:span text:style-name="T2">65:<text:tab/>08 09 <text:s text:c="15"/><text:tab/>or <text:s text:c="4"/>%cl,(%ecx)</text:span></text:p>
      <text:p text:style-name="P5"/>
      <text:p text:style-name="P6">00000067 &lt;l&gt;:</text:p>
      <text:p text:style-name="P5"><text:span text:style-name="T4"><text:s text:c="2"/></text:span><text:span text:style-name="T2">67:<text:tab/>0a 0b <text:s text:c="15"/><text:tab/>or <text:s text:c="4"/>(%ebx),%cl</text:span></text:p>
      <text:p text:style-name="P5"><text:span text:style-name="T4"><text:s text:c="2"/></text:span><text:span text:style-name="T2">69:<text:tab/>0c <text:s text:c="18"/><text:tab/>.byte 0xc</text:span></text:p>
      <text:p text:style-name="P6">&lt;/code&gt;</text:p>
      <text:p text:style-name="P5"/>
      <text:p text:style-name="P6">Revisemos también la salida de //objcopy//: Ejecute primero</text:p>
      <text:p text:style-name="P5"/>
      <text:p text:style-name="P5"><text:span text:style-name="T4"><text:s text:c="2"/></text:span><text:span text:style-name="T2">objcopy -j abc -j def -O binary a.out a.bin</text:span></text:p>
      <text:p text:style-name="P5"/>
      <text:p text:style-name="P6">y después:</text:p>
      <text:p text:style-name="P5"/>
      <text:p text:style-name="P5"><text:span text:style-name="T4"><text:s text:c="2"/></text:span><text:span text:style-name="T2">od -t x1 a.bin</text:span></text:p>
      <text:p text:style-name="P6"/>
      <text:p text:style-name="P6">Se debe obtener algo como esto:</text:p>
      <text:p text:style-name="P5"/>
      <text:p text:style-name="P5"><text:span text:style-name="T4"><text:s text:c="2"/></text:span><text:span text:style-name="T2">0000000 01 02 03 04 05 06 00 00 00 00 00 00 00 00 00 00</text:span></text:p>
      <text:p text:style-name="P5"><text:span text:style-name="T4"><text:s text:c="2"/></text:span><text:span text:style-name="T2">0000020 00 00 00 00 00 00 00 00 00 00 00 00 00 00 00 00</text:span></text:p>
      <text:p text:style-name="P5"><text:span text:style-name="T4"><text:s text:c="2"/></text:span><text:span text:style-name="T2">*</text:span></text:p>
      <text:p text:style-name="P5"><text:span text:style-name="T4"><text:s text:c="2"/></text:span><text:span text:style-name="T2">0000140 00 00 00 00 07 08 09 0a 0b 0c</text:span></text:p>
      <text:p text:style-name="P5"><text:span text:style-name="T4"><text:s text:c="2"/></text:span><text:span text:style-name="T2">0000152</text:span></text:p>
      <text:p text:style-name="P5"/>
      <text:p text:style-name="P6">Después de los primeros seis bytes (sección abc), la siguiente sección (//def//) empieza en un offset octal de 0144 (decimal 100).</text:p>
      <text:p text:style-name="P6"/>
      <text:p text:style-name="P3">FIN DE LA PRÁCTICA 0.1</text:p>
      <text:p text:style-name="P6"/>
      <text:p text:style-name="P4">TRABAJO ADICIONAL</text:p>
      <text:p text:style-name="P5"/>
      <text:p text:style-name="P6">We now have a small problem. Let's say we are programming a flash memory based microcontroller. Say memory locations from 0 to 99 represent flash and locations from 100 and upwards represent locations in static RAM. We wish to store section //abc// in flash and section //def// in RAM in such a way that everytime the system powers up, it will find contents of section //def// in RAM at location 100. The only way to do this is to store section //def// in flash (maybe after section //abc//) and make sure that we have some code in section //abc// which will copy the data from flash to RAM (at location 100) every time the system restarts.</text:p>
      <text:p text:style-name="P5"/>
      <text:p text:style-name="P6">Let's modify the linker script a little bit:</text:p>
      <text:p text:style-name="P5"/>
      <text:p text:style-name="P6">&lt;code&gt;</text:p>
      <text:p text:style-name="P5"/>
      <text:p text:style-name="P6">SECTIONS</text:p>
      <text:p text:style-name="P6">{</text:p>
      <text:p text:style-name="P5"><text:span text:style-name="T4"><text:s text:c="8"/></text:span><text:span text:style-name="T2">. = 0x0;</text:span></text:p>
      <text:p text:style-name="P5"><text:span text:style-name="T4"><text:s text:c="8"/></text:span><text:span text:style-name="T2">abc : {</text:span></text:p>
      <text:p text:style-name="P5"><text:span text:style-name="T4"><text:s text:c="16"/></text:span><text:span text:style-name="T2">*(abc)</text:span></text:p>
      <text:p text:style-name="P5"><text:span text:style-name="T4"><text:s text:c="8"/></text:span><text:span text:style-name="T2">}</text:span></text:p>
      <text:p text:style-name="P5"><text:span text:style-name="T4"><text:s text:c="8"/></text:span><text:span text:style-name="T2">. = 100;</text:span></text:p>
      <text:p text:style-name="P5"><text:soft-page-break/><text:span text:style-name="T4"><text:s text:c="8"/></text:span><text:span text:style-name="T2">def : AT (ADDR(abc) + SIZEOF(abc)) {</text:span></text:p>
      <text:p text:style-name="P5"><text:span text:style-name="T4"><text:s text:c="16"/></text:span><text:span text:style-name="T2">*(def)</text:span></text:p>
      <text:p text:style-name="P5"><text:span text:style-name="T4"><text:s text:c="8"/></text:span><text:span text:style-name="T2">}</text:span></text:p>
      <text:p text:style-name="P5"/>
      <text:p text:style-name="P6">}</text:p>
      <text:p text:style-name="P6">&lt;/code&gt;</text:p>
      <text:p text:style-name="P5"/>
      <text:p text:style-name="P6">The output from //objdump -D// does not look different, but if we examine the binary file //a.bin// produced by //objcopy//, we will find:</text:p>
      <text:p text:style-name="P5"/>
      <text:p text:style-name="P5"><text:span text:style-name="T4"><text:s text:c="2"/></text:span><text:span text:style-name="T2">0000000 01 02 03 04 05 06 07 08 09 0a 0b 0c</text:span></text:p>
      <text:p text:style-name="P5"><text:span text:style-name="T4"><text:s text:c="2"/></text:span><text:span text:style-name="T2">0000014</text:span></text:p>
      <text:p text:style-name="P5"/>
      <text:p text:style-name="P6">Section //def// has been placed immediately after //abc//!</text:p>
      <text:p text:style-name="P5"/>
      <text:p text:style-name="P6">The idea is that every section has a VMA (virtual memory address) as well as an LMA (load memory address) - by default, both will be identical. By using the AT keyword, we can change a section's LMA - that is what we did in the above instance. We changed the LMA of section //def// to be the address of the byte immediately after the last byte of section //abc//.</text:p>
      <text:p text:style-name="P5"/>
      <text:p text:style-name="P6">//objdump// has an option //-h// which shows information about sections like its VMA and LMA; here is what we get when we try it on our //a.out//:</text:p>
      <text:p text:style-name="P5"/>
      <text:p text:style-name="P5"><text:span text:style-name="T4"><text:s text:c="2"/></text:span><text:span text:style-name="T2">a.out: <text:s text:c="4"/>file format elf32-i386</text:span></text:p>
      <text:p text:style-name="P5"/>
      <text:p text:style-name="P5"><text:span text:style-name="T4"><text:s text:c="2"/></text:span><text:span text:style-name="T2">Sections:</text:span></text:p>
      <text:p text:style-name="P5"><text:span text:style-name="T4"><text:s text:c="2"/></text:span><text:span text:style-name="T2">Idx Name <text:s text:c="9"/>Size <text:s text:c="5"/>VMA <text:s text:c="6"/>LMA <text:s text:c="6"/>File off <text:s/>Algn</text:span></text:p>
      <text:p text:style-name="P5"><text:span text:style-name="T4"><text:s text:c="2"/></text:span><text:span text:style-name="T2">0 abc <text:s text:c="10"/>00000006 <text:s/>00000000 <text:s/>00000000 <text:s/>00001000 <text:s/>2**0</text:span></text:p>
      <text:p text:style-name="P5"><text:span text:style-name="T4"><text:s text:c="18"/></text:span><text:span text:style-name="T2">CONTENTS, ALLOC, LOAD, READONLY, DATA</text:span></text:p>
      <text:p text:style-name="P5"><text:span text:style-name="T4"><text:s text:c="2"/></text:span><text:span text:style-name="T2">1 def <text:s text:c="10"/>00000006 <text:s/>00000064 <text:s/>00000006 <text:s/>00001064 <text:s/>2**0</text:span></text:p>
      <text:p text:style-name="P5"><text:span text:style-name="T4"><text:s text:c="18"/></text:span><text:span text:style-name="T2">CONTENTS, ALLOC, LOAD, READONLY, DATA</text:span></text:p>
      <text:p text:style-name="P8"><text:s/></text:p>
      <text:p text:style-name="P6">Section //abc// has identical LMA and VMA (both 0) while section 1 has VMA hex 64 and LMA 6.</text:p>
      <text:p text:style-name="P5"/>
      <text:p text:style-name="P6">**Note that other than providing information as to where the section should be copied to initially, the LMA has no role to play in the working of the linker. All the addresses that we deal with in linker scripts are VMA's.**</text:p>
      <text:p text:style-name="P5"/>
      <text:p text:style-name="P6">Let's do one more experiment. Say we wish to store address of symbol //k// as value of the third byte starting from //i// in section //abc//. Here is the modified assembly language file //a1.s//:</text:p>
      <text:p text:style-name="P5"/>
      <text:p text:style-name="P6">&lt;code asm&gt;</text:p>
      <text:p text:style-name="P6">.section abc, "a"</text:p>
      <text:p text:style-name="P6">i:</text:p>
      <text:p text:style-name="P5"><text:span text:style-name="T4"><text:s text:c="8"/></text:span><text:span text:style-name="T2">.byte 1</text:span></text:p>
      <text:p text:style-name="P5"><text:span text:style-name="T4"><text:s text:c="8"/></text:span><text:span text:style-name="T2">.byte 2</text:span></text:p>
      <text:p text:style-name="P5"><text:span text:style-name="T4"><text:s text:c="8"/></text:span><text:span text:style-name="T2">.byte k</text:span></text:p>
      <text:p text:style-name="P5"/>
      <text:p text:style-name="P6">.section def, "a"</text:p>
      <text:p text:style-name="P6">k:</text:p>
      <text:p text:style-name="P5"><text:span text:style-name="T4"><text:s text:c="8"/></text:span><text:span text:style-name="T2">.byte 7</text:span></text:p>
      <text:p text:style-name="P5"><text:span text:style-name="T4"><text:s text:c="8"/></text:span><text:span text:style-name="T2">.byte 8</text:span></text:p>
      <text:p text:style-name="P5"><text:span text:style-name="T4"><text:s text:c="8"/></text:span><text:span text:style-name="T2">.byte 9</text:span></text:p>
      <text:p text:style-name="P6">&lt;/code&gt;</text:p>
      <text:p text:style-name="P8"><text:s/></text:p>
      <text:p text:style-name="P6">Here is what //objdump -D// shows, when applied to the //a.out// obtained by linking a1.o and a2.o:</text:p>
      <text:p text:style-name="P5"/>
      <text:p text:style-name="P6">&lt;code&gt;</text:p>
      <text:p text:style-name="P6">Disassembly of section abc:</text:p>
      <text:p text:style-name="P5"/>
      <text:p text:style-name="P6">00000000 &lt;i&gt;:</text:p>
      <text:p text:style-name="P5"><text:soft-page-break/><text:span text:style-name="T4"><text:s text:c="3"/></text:span><text:span text:style-name="T2">0:<text:tab/>01 02 <text:s text:c="15"/><text:tab/>add <text:s text:c="3"/>%eax,(%edx)</text:span></text:p>
      <text:p text:style-name="P5"><text:span text:style-name="T4"><text:s text:c="3"/></text:span><text:span text:style-name="T2">2:<text:tab/>64 <text:s text:c="18"/><text:tab/>fs</text:span></text:p>
      <text:p text:style-name="P5"/>
      <text:p text:style-name="P6">00000003 &lt;j&gt;:</text:p>
      <text:p text:style-name="P5"><text:span text:style-name="T4"><text:s text:c="3"/></text:span><text:span text:style-name="T2">3:<text:tab/>04 05 <text:s text:c="15"/><text:tab/>add <text:s text:c="3"/>$0x5,%al</text:span></text:p>
      <text:p text:style-name="P5"><text:span text:style-name="T4"><text:s text:c="3"/></text:span><text:span text:style-name="T2">5:<text:tab/>06 <text:s text:c="18"/><text:tab/>push <text:s text:c="2"/>%es</text:span></text:p>
      <text:p text:style-name="P5"/>
      <text:p text:style-name="P6">Disassembly of section def:</text:p>
      <text:p text:style-name="P5"/>
      <text:p text:style-name="P6">00000064 &lt;k&gt;:</text:p>
      <text:p text:style-name="P5"><text:span text:style-name="T4"><text:s text:c="2"/></text:span><text:span text:style-name="T2">64:<text:tab/>07 <text:s text:c="18"/><text:tab/>pop <text:s text:c="3"/>%es</text:span></text:p>
      <text:p text:style-name="P5"><text:span text:style-name="T4"><text:s text:c="2"/></text:span><text:span text:style-name="T2">65:<text:tab/>08 09 <text:s text:c="15"/><text:tab/>or <text:s text:c="4"/>%cl,(%ecx)</text:span></text:p>
      <text:p text:style-name="P5"/>
      <text:p text:style-name="P6">00000067 &lt;l&gt;:</text:p>
      <text:p text:style-name="P5"><text:span text:style-name="T4"><text:s text:c="2"/></text:span><text:span text:style-name="T2">67:<text:tab/>0a 0b <text:s text:c="15"/><text:tab/>or <text:s text:c="4"/>(%ebx),%cl</text:span></text:p>
      <text:p text:style-name="P5"><text:span text:style-name="T4"><text:s text:c="2"/></text:span><text:span text:style-name="T2">69:<text:tab/>0c <text:s text:c="18"/><text:tab/>.byte 0xc</text:span></text:p>
      <text:p text:style-name="P6">&lt;/code&gt;</text:p>
      <text:p text:style-name="P5"/>
      <text:p text:style-name="P6">Note that third byte in section //abc// has value <text:s/>0x64 which is the VMA of symbol //k// in section //def·</text:p>
      <text:p text:style-name="P5"/>
      <text:p text:style-name="P7">PARTE 5</text:p>
      <text:p text:style-name="P6">=====Defining memory regions=====</text:p>
      <text:p text:style-name="P5"/>
      <text:p text:style-name="P6">In a typical flash memory based microcontroller, there are at least two distinct //regions// of memory - program text (machine code) is stored in //flash// and run-time variables are stored in //static RAM//. Linker scripts have a simple notation to make it clear that different sections are to be mapped to distinct regions. </text:p>
      <text:p text:style-name="P5"/>
      <text:p text:style-name="P5"><text:span text:style-name="T4"><text:s text:c="2"/></text:span><text:span text:style-name="T2">MEMORY</text:span></text:p>
      <text:p text:style-name="P5"><text:span text:style-name="T4"><text:s text:c="2"/></text:span><text:span text:style-name="T2">{</text:span></text:p>
      <text:p text:style-name="P5"><text:span text:style-name="T4"><text:s text:c="8"/></text:span><text:span text:style-name="T2">flash (rx) : ORIGIN = 0, LENGTH = 100</text:span></text:p>
      <text:p text:style-name="P5"><text:span text:style-name="T4"><text:s text:c="8"/></text:span><text:span text:style-name="T2">ram (rwx) : ORIGIN = 100, LENGTH = 50</text:span></text:p>
      <text:p text:style-name="P5"><text:span text:style-name="T4"><text:s text:c="2"/></text:span><text:span text:style-name="T2">}</text:span></text:p>
      <text:p text:style-name="P5"><text:span text:style-name="T4"><text:s text:c="2"/></text:span><text:span text:style-name="T2">SECTIONS</text:span></text:p>
      <text:p text:style-name="P5"><text:span text:style-name="T4"><text:s text:c="2"/></text:span><text:span text:style-name="T2">{</text:span></text:p>
      <text:p text:style-name="P5"><text:span text:style-name="T4"><text:s text:c="8"/></text:span><text:span text:style-name="T2">abc : {</text:span></text:p>
      <text:p text:style-name="P5"><text:span text:style-name="T4"><text:s text:c="16"/></text:span><text:span text:style-name="T2">*(abc)</text:span></text:p>
      <text:p text:style-name="P5"><text:span text:style-name="T4"><text:s text:c="8"/></text:span><text:span text:style-name="T2">} &gt;flash</text:span></text:p>
      <text:p text:style-name="P5"><text:span text:style-name="T4"><text:s text:c="8"/></text:span><text:span text:style-name="T2">def : AT (ADDR(abc) + SIZEOF(abc)) {</text:span></text:p>
      <text:p text:style-name="P5"><text:span text:style-name="T4"><text:s text:c="16"/></text:span><text:span text:style-name="T2">*(def)</text:span></text:p>
      <text:p text:style-name="P5"><text:span text:style-name="T4"><text:s text:c="8"/></text:span><text:span text:style-name="T2">} &gt;ram</text:span></text:p>
      <text:p text:style-name="P5"><text:span text:style-name="T4"><text:s text:c="2"/></text:span><text:span text:style-name="T2">}</text:span></text:p>
      <text:p text:style-name="P5"/>
      <text:p text:style-name="P6">When the linker assigns addresses for section //abc//, it uses the region //flash// (that is what the //&gt;flash// at the end of the section definition does) and when it assigns addresses for section //def//, it uses the region //ram·</text:p>
      <text:p text:style-name="P5"/>
      <text:p text:style-name="P7">PARTE 6</text:p>
      <text:p text:style-name="P6">=====Defining symbols within linker scripts=====</text:p>
      <text:p text:style-name="P5"/>
      <text:p text:style-name="P6">When writing low level startup code, it is sometime necessary for our C/assembly language code to know where a particular section starts/ends. We can define symbols within our linker script to hold these values; these symbols can later be accessed in C code by declaring them as //extern// variables and taking their addresses.</text:p>
      <text:p text:style-name="P5"/>
      <text:p text:style-name="P5"><text:span text:style-name="T4"><text:s text:c="2"/></text:span><text:span text:style-name="T2">SECTIONS</text:span></text:p>
      <text:p text:style-name="P5"><text:span text:style-name="T4"><text:s text:c="2"/></text:span><text:span text:style-name="T2">{</text:span></text:p>
      <text:p text:style-name="P5"><text:span text:style-name="T4"><text:s text:c="8"/></text:span><text:span text:style-name="T2">abc : {</text:span></text:p>
      <text:p text:style-name="P5"><text:span text:style-name="T4"><text:s text:c="16"/></text:span><text:span text:style-name="T2">_sabc = .;</text:span></text:p>
      <text:p text:style-name="P5"><text:span text:style-name="T4"><text:s text:c="16"/></text:span><text:span text:style-name="T2">*(abc)</text:span></text:p>
      <text:p text:style-name="P5"><text:span text:style-name="T4"><text:s text:c="16"/></text:span><text:span text:style-name="T2">_eabc = .;</text:span></text:p>
      <text:p text:style-name="P5"><text:span text:style-name="T4"><text:s text:c="8"/></text:span><text:span text:style-name="T2">}</text:span></text:p>
      <text:p text:style-name="P5"><text:span text:style-name="T4"><text:s text:c="8"/></text:span><text:span text:style-name="T2">def : <text:s/>{</text:span></text:p>
      <text:p text:style-name="P5"><text:soft-page-break/><text:span text:style-name="T4"><text:s text:c="16"/></text:span><text:span text:style-name="T2">*(def)</text:span></text:p>
      <text:p text:style-name="P5"><text:span text:style-name="T4"><text:s text:c="8"/></text:span><text:span text:style-name="T2">}</text:span></text:p>
      <text:p text:style-name="P5"><text:span text:style-name="T4"><text:s text:c="2"/></text:span><text:span text:style-name="T2">}</text:span></text:p>
      <text:p text:style-name="P5"/>
      <text:p text:style-name="P6">The symbols //_sabc// (start abc) and //_eabc// (end abc) hold the starting and ending addresses of section //abc//. </text:p>
      <text:p text:style-name="P5"/>
      <text:p text:style-name="P7">PARTE 7</text:p>
      <text:p text:style-name="P6">=====Standard section names for C programs=====</text:p>
      <text:p text:style-name="P5"/>
      <text:p text:style-name="P6">The C compiler translates C code into assembly language.</text:p>
      <text:p text:style-name="P5"/>
      <text:p text:style-name="P6">Different logical //sections// in our C code are mapped to specifically named sections in the resulting assembly language program. Consider the C program given below:</text:p>
      <text:p text:style-name="P5"/>
      <text:p text:style-name="P6">&lt;code c&gt;</text:p>
      <text:p text:style-name="P6">int j, k;</text:p>
      <text:p text:style-name="P6">int m = 23;</text:p>
      <text:p text:style-name="P6">main()</text:p>
      <text:p text:style-name="P6">{</text:p>
      <text:p text:style-name="P5"><text:span text:style-name="T4"><text:s text:c="8"/></text:span><text:span text:style-name="T2">int i = 12;</text:span></text:p>
      <text:p text:style-name="P5"><text:span text:style-name="T4"><text:s text:c="8"/></text:span><text:span text:style-name="T2">char *s = "abcd";</text:span></text:p>
      <text:p text:style-name="P6">}</text:p>
      <text:p text:style-name="P6">&lt;/code&gt;</text:p>
      <text:p text:style-name="P5"/>
      <text:p text:style-name="P6">And the equivalent assembly language code (generated by running // cc -S //):</text:p>
      <text:p text:style-name="P5"/>
      <text:p text:style-name="P6">&lt;code asm&gt;</text:p>
      <text:p text:style-name="P5"/>
      <text:p text:style-name="P6">.file <text:s text:c="2"/>"a.c"</text:p>
      <text:p text:style-name="P6">.globl m</text:p>
      <text:p text:style-name="P5"><text:span text:style-name="T4"><text:s text:c="8"/></text:span><text:span text:style-name="T2">.data</text:span></text:p>
      <text:p text:style-name="P5"><text:span text:style-name="T4"><text:s text:c="8"/></text:span><text:span text:style-name="T2">.align 4</text:span></text:p>
      <text:p text:style-name="P5"><text:span text:style-name="T4"><text:s text:c="8"/></text:span><text:span text:style-name="T2">.type <text:s text:c="2"/>m, @object</text:span></text:p>
      <text:p text:style-name="P5"><text:span text:style-name="T4"><text:s text:c="8"/></text:span><text:span text:style-name="T2">.size <text:s text:c="2"/>m, 4</text:span></text:p>
      <text:p text:style-name="P6">m:</text:p>
      <text:p text:style-name="P5"><text:span text:style-name="T4"><text:s text:c="8"/></text:span><text:span text:style-name="T2">.long <text:s text:c="2"/>23</text:span></text:p>
      <text:p text:style-name="P5"><text:span text:style-name="T4"><text:s text:c="8"/></text:span><text:span text:style-name="T2">.section <text:s text:c="7"/>.rodata</text:span></text:p>
      <text:p text:style-name="P6">.LC0:</text:p>
      <text:p text:style-name="P5"><text:span text:style-name="T4"><text:s text:c="8"/></text:span><text:span text:style-name="T2">.string "abcd"</text:span></text:p>
      <text:p text:style-name="P5"><text:span text:style-name="T4"><text:s text:c="8"/></text:span><text:span text:style-name="T2">.text</text:span></text:p>
      <text:p text:style-name="P6">.globl main</text:p>
      <text:p text:style-name="P5"><text:span text:style-name="T4"><text:s text:c="8"/></text:span><text:span text:style-name="T2">.type <text:s text:c="2"/>main, @function</text:span></text:p>
      <text:p text:style-name="P6">main:</text:p>
      <text:p text:style-name="P5"><text:span text:style-name="T4"><text:s text:c="8"/></text:span><text:span text:style-name="T2">leal <text:s text:c="3"/>4(%esp), %ecx</text:span></text:p>
      <text:p text:style-name="P5"><text:span text:style-name="T4"><text:s text:c="8"/></text:span><text:span text:style-name="T2">andl <text:s text:c="3"/>$-16, %esp</text:span></text:p>
      <text:p text:style-name="P5"><text:span text:style-name="T4"><text:s text:c="8"/></text:span><text:span text:style-name="T2">pushl <text:s text:c="2"/>-4(%ecx)</text:span></text:p>
      <text:p text:style-name="P5"><text:span text:style-name="T4"><text:s text:c="8"/></text:span><text:span text:style-name="T2">pushl <text:s text:c="2"/>%ebp</text:span></text:p>
      <text:p text:style-name="P5"><text:span text:style-name="T4"><text:s text:c="8"/></text:span><text:span text:style-name="T2">movl <text:s text:c="3"/>%esp, %ebp</text:span></text:p>
      <text:p text:style-name="P5"><text:span text:style-name="T4"><text:s text:c="8"/></text:span><text:span text:style-name="T2">pushl <text:s text:c="2"/>%ecx</text:span></text:p>
      <text:p text:style-name="P5"><text:span text:style-name="T4"><text:s text:c="8"/></text:span><text:span text:style-name="T2">subl <text:s text:c="3"/>$20, %esp</text:span></text:p>
      <text:p text:style-name="P5"><text:span text:style-name="T4"><text:s text:c="8"/></text:span><text:span text:style-name="T2">movl <text:s text:c="3"/>$12, -12(%ebp)</text:span></text:p>
      <text:p text:style-name="P5"><text:span text:style-name="T4"><text:s text:c="8"/></text:span><text:span text:style-name="T2">movl <text:s text:c="3"/>$.LC0, -8(%ebp)</text:span></text:p>
      <text:p text:style-name="P5"><text:span text:style-name="T4"><text:s text:c="8"/></text:span><text:span text:style-name="T2">addl <text:s text:c="3"/>$20, %esp</text:span></text:p>
      <text:p text:style-name="P5"><text:span text:style-name="T4"><text:s text:c="8"/></text:span><text:span text:style-name="T2">popl <text:s text:c="3"/>%ecx</text:span></text:p>
      <text:p text:style-name="P5"><text:span text:style-name="T4"><text:s text:c="8"/></text:span><text:span text:style-name="T2">popl <text:s text:c="3"/>%ebp</text:span></text:p>
      <text:p text:style-name="P5"><text:span text:style-name="T4"><text:s text:c="8"/></text:span><text:span text:style-name="T2">leal <text:s text:c="3"/>-4(%ecx), %esp</text:span></text:p>
      <text:p text:style-name="P5"><text:span text:style-name="T4"><text:s text:c="8"/></text:span><text:span text:style-name="T2">ret</text:span></text:p>
      <text:p text:style-name="P5"><text:span text:style-name="T4"><text:s text:c="8"/></text:span><text:span text:style-name="T2">.size <text:s text:c="2"/>main, .-main</text:span></text:p>
      <text:p text:style-name="P5"><text:span text:style-name="T4"><text:s text:c="8"/></text:span><text:span text:style-name="T2">.comm <text:s text:c="2"/>j,4,4</text:span></text:p>
      <text:p text:style-name="P5"><text:span text:style-name="T4"><text:s text:c="8"/></text:span><text:span text:style-name="T2">.comm <text:s text:c="2"/>k,4,4</text:span></text:p>
      <text:p text:style-name="P5"><text:span text:style-name="T4"><text:s text:c="8"/></text:span><text:span text:style-name="T2">.ident <text:s/>"GCC: (GNU) 4.3.2 20081105 (Red Hat 4.3.2-7)"</text:span></text:p>
      <text:p text:style-name="P5"><text:soft-page-break/><text:span text:style-name="T4"><text:s text:c="8"/></text:span><text:span text:style-name="T2">.section <text:s text:c="7"/>.note.GNU-stack,"",@progbits</text:span></text:p>
      <text:p text:style-name="P8"><text:s text:c="72"/></text:p>
      <text:p text:style-name="P6">&lt;/code&gt;</text:p>
      <text:p text:style-name="P5"/>
      <text:p text:style-name="P6">The actual code of the program is stored in a section called //.text//, the initialized global variables are stored in the //.data// section, string constants are stored in the //.rodata// section.</text:p>
      <text:p text:style-name="P5"/>
      <text:p text:style-name="P6">The uninitialized globals are stored in what is called a "COMMON" area (check out the .comm directives in the assembly code shown above). In a linked executable file, the COMMON objects will be placed in the //bss// sectio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DejaVu Sans" svg:font-family="'DejaVu 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s" fo:country="ES" style:letter-kerning="true" style:font-name-asian="DejaVu Sans" style:font-family-asian="'DejaVu Sans'" style:font-pitch-asian="variable" style:font-size-asian="12pt" style:language-asian="zh" style:country-asian="CN" style:font-name-complex="DejaVu Sans" style:font-family-complex="'DejaVu 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8T12:57:52.492757800</meta:creation-date>
    <dc:date>2018-03-20T07:40:06.301732581</dc:date>
    <meta:editing-cycles>9</meta:editing-cycles>
    <meta:editing-duration>PT2H33M41S</meta:editing-duration>
    <meta:document-statistic meta:table-count="0" meta:image-count="0" meta:object-count="0" meta:page-count="9" meta:paragraph-count="311" meta:word-count="2406" meta:character-count="15250" meta:non-whitespace-character-count="11419"/>
    <meta:generator>LibreOffice/5.1.6.2$Linux_X86_64 LibreOffice_project/10m0$Build-2</meta:generator>
  </office:meta>
</office:document-meta>
</file>